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fill="solid" draw:fill-color="#eb613d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fill="solid" draw:fill-color="#ff950e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ffd320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7.62cm" svg:height="2.54cm" svg:x="6.35cm" svg:y="0.635cm">
          <text:p text:style-name="P1"><text:span text:style-name="T1">iC messag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3" draw:layer="layout" svg:width="4.445cm" svg:height="1.905cm" svg:x="20.32cm" svg:y="6.35cm">
          <text:p text:style-name="P1"><text:span text:style-name="T1">iC classifi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2" draw:layer="layout" svg:width="4.445cm" svg:height="1.715cm" svg:x="2.14cm" svg:y="9.715cm">
          <text:p text:style-name="P1"><text:span text:style-name="T1">iC classifie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35cm" svg:y1="1.905cm" svg:x2="4.362cm" svg:y2="9.715cm" draw:start-shape="id1" draw:start-glue-point="3" draw:end-shape="id2" draw:end-glue-point="0" svg:d="m6350 1905h-1988v7810">
          <text:p/>
        </draw:connector>
        <draw:connector draw:style-name="gr3" draw:text-style-name="P1" draw:layer="layout" svg:x1="10.16cm" svg:y1="3.175cm" svg:x2="22.542cm" svg:y2="6.35cm" draw:start-shape="id1" draw:start-glue-point="2" draw:end-shape="id3" svg:d="m10160 3175v1587h12382v1588">
          <text:p/>
        </draw:connector>
        <draw:custom-shape draw:style-name="gr4" draw:text-style-name="P2" draw:id="id4" draw:layer="layout" svg:width="3.175cm" svg:height="1.385cm" svg:x="0.235cm" svg:y="15.125cm">
          <text:p text:style-name="P1"><text:span text:style-name="T1">iC clas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id="id5" draw:layer="layout" svg:width="3.175cm" svg:height="1.385cm" svg:x="4.315cm" svg:y="15.125cm">
          <text:p text:style-name="P1"><text:span text:style-name="T1">iC clas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362cm" svg:y1="11.43cm" svg:x2="1.822cm" svg:y2="15.125cm" draw:start-shape="id2" draw:start-glue-point="2" draw:end-shape="id4" draw:end-glue-point="0" svg:d="m4362 11430v1847h-2540v1848">
          <text:p/>
        </draw:connector>
        <draw:connector draw:style-name="gr3" draw:text-style-name="P1" draw:layer="layout" svg:x1="4.362cm" svg:y1="11.43cm" svg:x2="5.902cm" svg:y2="15.125cm" draw:start-shape="id2" draw:start-glue-point="2" draw:end-shape="id5" svg:d="m4362 11430v1847h1540v1848">
          <text:p/>
        </draw:connector>
        <draw:connector draw:style-name="gr3" draw:text-style-name="P1" draw:layer="layout" svg:x1="22.542cm" svg:y1="8.255cm" svg:x2="22.542cm" svg:y2="13.22cm" draw:start-shape="id3" draw:start-glue-point="2" draw:end-shape="id6" draw:end-glue-point="0" svg:d="m22542 8255v4965">
          <text:p/>
        </draw:connector>
        <draw:custom-shape draw:style-name="gr5" draw:text-style-name="P3" draw:id="id7" draw:layer="layout" svg:width="4.445cm" svg:height="1.27cm" svg:x="15.875cm" svg:y="0.635cm">
          <text:p text:style-name="P1"><text:span text:style-name="T2">Frame number</text:span><text:span text:style-name="T3"><text:line-break/></text:span><text:span text:style-name="T4">120301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id="id9" draw:layer="layout" svg:width="4.445cm" svg:height="1.27cm" svg:x="7.72cm" svg:y="7.62cm">
          <text:p text:style-name="P1"><text:span text:style-name="T2">Name</text:span><text:span text:style-name="T3"><text:line-break/></text:span><text:span text:style-name="T4">sm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id="id8" draw:layer="layout" svg:width="4.445cm" svg:height="1.27cm" svg:x="15.875cm" svg:y="2.54cm">
          <text:p text:style-name="P1"><text:span text:style-name="T2">iC version</text:span><text:span text:style-name="T3"><text:line-break/></text:span><text:span text:style-name="T4">v2.0.1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3.97cm" svg:y1="1.905cm" svg:x2="15.875cm" svg:y2="1.27cm" draw:start-shape="id1" draw:start-glue-point="1" draw:end-shape="id7" draw:end-glue-point="3" svg:d="m13970 1905 1905-635">
          <text:p/>
        </draw:connector>
        <draw:connector draw:style-name="gr3" draw:text-style-name="P1" draw:layer="layout" draw:type="line" svg:x1="13.97cm" svg:y1="1.905cm" svg:x2="15.875cm" svg:y2="3.175cm" draw:start-shape="id1" draw:start-glue-point="1" draw:end-shape="id8" draw:end-glue-point="3" svg:d="m13970 1905 1905 1270">
          <text:p/>
        </draw:connector>
        <draw:connector draw:style-name="gr3" draw:text-style-name="P1" draw:layer="layout" draw:type="line" svg:x1="6.585cm" svg:y1="10.572cm" svg:x2="7.72cm" svg:y2="8.255cm" draw:start-shape="id2" draw:start-glue-point="1" draw:end-shape="id9" draw:end-glue-point="3" svg:d="m6585 10572 1135-2317">
          <text:p/>
        </draw:connector>
        <draw:custom-shape draw:style-name="gr5" draw:text-style-name="P3" draw:id="id10" draw:layer="layout" svg:width="4.445cm" svg:height="1.27cm" svg:x="7.62cm" svg:y="9.525cm">
          <text:p text:style-name="P1"><text:span text:style-name="T2">Description</text:span><text:span text:style-name="T3"><text:line-break/></text:span><text:span text:style-name="T4">SMR classifie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.585cm" svg:y1="10.572cm" svg:x2="7.62cm" svg:y2="10.16cm" draw:start-shape="id2" draw:start-glue-point="1" draw:end-shape="id10" draw:end-glue-point="3" svg:d="m6585 10572 1035-412">
          <text:p/>
        </draw:connector>
        <draw:custom-shape draw:style-name="gr5" draw:text-style-name="P3" draw:id="id11" draw:layer="layout" svg:width="4.445cm" svg:height="1.27cm" svg:x="7.62cm" svg:y="11.43cm">
          <text:p text:style-name="P1"><text:span text:style-name="T2">Value type</text:span><text:span text:style-name="T3"><text:line-break/></text:span><text:span text:style-name="T3">P</text:span><text:span text:style-name="T4">robabilitie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id="id12" draw:layer="layout" svg:width="4.445cm" svg:height="1.27cm" svg:x="7.62cm" svg:y="13.335cm">
          <text:p text:style-name="P1"><text:span text:style-name="T2">Label type</text:span><text:span text:style-name="T3"><text:line-break/></text:span><text:span text:style-name="T4">Biosig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.585cm" svg:y1="10.572cm" svg:x2="7.62cm" svg:y2="12.065cm" draw:start-shape="id2" draw:start-glue-point="1" draw:end-shape="id11" draw:end-glue-point="3" svg:d="m6585 10572 1035 1493">
          <text:p/>
        </draw:connector>
        <draw:connector draw:style-name="gr3" draw:text-style-name="P1" draw:layer="layout" draw:type="line" svg:x1="6.585cm" svg:y1="10.572cm" svg:x2="7.62cm" svg:y2="13.97cm" draw:start-shape="id2" draw:start-glue-point="1" draw:end-shape="id12" draw:end-glue-point="3" svg:d="m6585 10572 1035 3398">
          <text:p/>
        </draw:connector>
        <draw:custom-shape draw:style-name="gr4" draw:text-style-name="P2" draw:id="id6" draw:layer="layout" svg:width="3.175cm" svg:height="1.385cm" svg:x="20.955cm" svg:y="13.22cm">
          <text:p text:style-name="P1"><text:span text:style-name="T1">iC clas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id="id13" draw:layer="layout" svg:width="4.445cm" svg:height="1.27cm" svg:x="13.97cm" svg:y="5.715cm">
          <text:p text:style-name="P1"><text:span text:style-name="T2">Name</text:span><text:span text:style-name="T3"><text:line-break/></text:span><text:span text:style-name="T4">err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id="id14" draw:layer="layout" svg:width="4.445cm" svg:height="1.27cm" svg:x="13.97cm" svg:y="7.62cm">
          <text:p text:style-name="P1"><text:span text:style-name="T2">Description</text:span><text:span text:style-name="T3"><text:line-break/></text:span><text:span text:style-name="T4">SMR classifie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id="id15" draw:layer="layout" svg:width="4.445cm" svg:height="1.27cm" svg:x="13.97cm" svg:y="9.525cm">
          <text:p text:style-name="P1"><text:span text:style-name="T2">Value type</text:span><text:span text:style-name="T3"><text:line-break/></text:span><text:span text:style-name="T3">P</text:span><text:span text:style-name="T4">robabilities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id="id16" draw:layer="layout" svg:width="4.445cm" svg:height="1.27cm" svg:x="13.97cm" svg:y="11.43cm">
          <text:p text:style-name="P1"><text:span text:style-name="T2">Label type</text:span><text:span text:style-name="T3"><text:line-break/></text:span><text:span text:style-name="T3">C</text:span><text:span text:style-name="T4">ustom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0.32cm" svg:y1="7.302cm" svg:x2="18.415cm" svg:y2="6.35cm" draw:start-shape="id3" draw:start-glue-point="3" draw:end-shape="id13" draw:end-glue-point="1" svg:d="m20320 7302-1905-952">
          <text:p/>
        </draw:connector>
        <draw:connector draw:style-name="gr3" draw:text-style-name="P1" draw:layer="layout" draw:type="line" svg:x1="20.32cm" svg:y1="7.302cm" svg:x2="18.415cm" svg:y2="8.255cm" draw:start-shape="id3" draw:start-glue-point="3" draw:end-shape="id14" draw:end-glue-point="1" svg:d="m20320 7302-1905 953">
          <text:p/>
        </draw:connector>
        <draw:connector draw:style-name="gr3" draw:text-style-name="P1" draw:layer="layout" draw:type="line" svg:x1="20.32cm" svg:y1="7.302cm" svg:x2="18.415cm" svg:y2="10.16cm" draw:start-shape="id3" draw:start-glue-point="3" draw:end-shape="id15" draw:end-glue-point="1" svg:d="m20320 7302-1905 2858">
          <text:p/>
        </draw:connector>
        <draw:connector draw:style-name="gr3" draw:text-style-name="P1" draw:layer="layout" draw:type="line" svg:x1="20.32cm" svg:y1="7.302cm" svg:x2="18.415cm" svg:y2="12.065cm" draw:start-shape="id3" draw:start-glue-point="3" draw:end-shape="id16" svg:d="m20320 7302-1905 4763">
          <text:p/>
        </draw:connector>
        <draw:custom-shape draw:style-name="gr5" draw:text-style-name="P3" draw:id="id18" draw:layer="layout" svg:width="2.54cm" svg:height="1.27cm" svg:x="0cm" svg:y="18.845cm">
          <text:p text:style-name="P1"><text:span text:style-name="T2">Value</text:span><text:span text:style-name="T3"><text:line-break/></text:span><text:span text:style-name="T3">0.9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id="id17" draw:layer="layout" svg:width="2.54cm" svg:height="1.27cm" svg:x="2.87cm" svg:y="18.85cm">
          <text:p text:style-name="P1"><text:span text:style-name="T2">Label</text:span><text:span text:style-name="T3"><text:line-break/></text:span><text:span text:style-name="T4">0x76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line-skew="-0.635cm" svg:x1="1.822cm" svg:y1="16.51cm" svg:x2="4.14cm" svg:y2="18.85cm" draw:start-shape="id4" draw:start-glue-point="2" draw:end-shape="id17" svg:d="m1822 16510v535h2318v1805">
          <text:p/>
        </draw:connector>
        <draw:connector draw:style-name="gr3" draw:text-style-name="P1" draw:layer="layout" svg:x1="1.822cm" svg:y1="16.51cm" svg:x2="1.27cm" svg:y2="18.845cm" draw:start-shape="id4" draw:start-glue-point="2" draw:end-shape="id18" draw:end-glue-point="0" svg:d="m1822 16510v1167h-552v1168">
          <text:p/>
        </draw:connector>
        <draw:custom-shape draw:style-name="gr5" draw:text-style-name="P3" draw:id="id19" draw:layer="layout" svg:width="2.54cm" svg:height="1.27cm" svg:x="6.02cm" svg:y="18.815cm">
          <text:p text:style-name="P1"><text:span text:style-name="T2">Value</text:span><text:span text:style-name="T3"><text:line-break/></text:span><text:span text:style-name="T3">0.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id="id20" draw:layer="layout" svg:width="2.54cm" svg:height="1.27cm" svg:x="8.89cm" svg:y="18.82cm">
          <text:p text:style-name="P1"><text:span text:style-name="T2">Label</text:span><text:span text:style-name="T3"><text:line-break/></text:span><text:span text:style-name="T4">0x7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line-skew="0.118cm" svg:x1="5.902cm" svg:y1="16.51cm" svg:x2="7.29cm" svg:y2="18.815cm" draw:start-shape="id5" draw:start-glue-point="2" draw:end-shape="id19" svg:d="m5902 16510v1270h1388v1035">
          <text:p/>
        </draw:connector>
        <draw:connector draw:style-name="gr3" draw:text-style-name="P1" draw:layer="layout" svg:x1="5.902cm" svg:y1="16.51cm" svg:x2="10.16cm" svg:y2="18.82cm" draw:start-shape="id5" draw:start-glue-point="2" draw:end-shape="id20" draw:end-glue-point="0" svg:d="m5902 16510v1155h4258v1155">
          <text:p/>
        </draw:connector>
        <draw:custom-shape draw:style-name="gr5" draw:text-style-name="P3" draw:id="id22" draw:layer="layout" svg:width="2.54cm" svg:height="1.27cm" svg:x="19.035cm" svg:y="17.575cm">
          <text:p text:style-name="P1"><text:span text:style-name="T2">Value</text:span><text:span text:style-name="T3"><text:line-break/></text:span><text:span text:style-name="T3">0.9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id="id21" draw:layer="layout" svg:width="2.54cm" svg:height="1.27cm" svg:x="22.105cm" svg:y="17.58cm">
          <text:p text:style-name="P1"><text:span text:style-name="T2">Label</text:span><text:span text:style-name="T3"><text:line-break/></text:span><text:span text:style-name="T4">detec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line-skew="-0.217cm" svg:x1="22.542cm" svg:y1="14.605cm" svg:x2="23.375cm" svg:y2="17.58cm" draw:start-shape="id6" draw:start-glue-point="2" draw:end-shape="id21" svg:d="m22542 14605v1270h833v1705">
          <text:p/>
        </draw:connector>
        <draw:connector draw:style-name="gr3" draw:text-style-name="P1" draw:layer="layout" draw:line-skew="-0.215cm" svg:x1="22.542cm" svg:y1="14.605cm" svg:x2="20.305cm" svg:y2="17.575cm" draw:start-shape="id6" draw:start-glue-point="2" draw:end-shape="id22" draw:end-glue-point="0" svg:d="m22542 14605v1270h-2237v17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4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chele Tavella</meta:initial-creator>
    <meta:creation-date>2011-03-17T13:05:34</meta:creation-date>
    <dc:date>2011-03-18T11:13:09</dc:date>
    <dc:creator>Michele Tavella</dc:creator>
    <meta:editing-duration>PT00H57M50S</meta:editing-duration>
    <meta:editing-cycles>48</meta:editing-cycles>
    <meta:generator>OpenOffice.org/3.2$Unix OpenOffice.org_project/320m19$Build-9505</meta:generator>
    <meta:document-statistic meta:object-count="43"/>
  </office:meta>
</office:document-meta>
</file>